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Работа с задачами</text:h>
      <text:section text:style-name="Sect1" text:name="i262">
        <text:p text:style-name="P2">Чтобы создать задачу, связанную с текстом модуля, нажмите <text:span text:style-name="T3">Добавить задачу...</text:span> в контекстном меню панели маркеров в редакторе встроенного языка.</text:p>
        <text:p text:style-name="P2">Чтобы создать отдельную, несвязанную задачу, нажмите <text:span text:style-name="T3">Добавить задачу...</text:span> в контекстном меню панели <text:span text:style-name="T3">Задачи</text:span>.</text:p>
        <text:p text:style-name="P1">Если задача связана с модулем, вы можете быстро перейти к отмеченной строке модуля, дважды кликнув на задаче в панели <text:span text:style-name="T3">Задачи</text:span>.</text:p>
        <text:h text:style-name="P5" text:outline-level="3">Сопутствующая информация</text:h>
        <text:h text:style-name="P3" text:outline-level="4">Знакомство на примерах</text:h>
        <text:p text:style-name="Text_20_body">‣ <text:a xlink:type="simple" xlink:href="https://its.1c.ru/db/content/edtdoc/src/t000012.html?_=1542292896#t000012" text:style-name="Internet_20_link" text:visited-style-name="Visited_20_Internet_20_Link"><text:span text:style-name="T1">Редактирование конфигурации</text:span></text:a></text:p>
        <text:h text:style-name="P3" text:outline-level="4">Концепции</text:h>
        <text:p text:style-name="Text_20_body">‣ <text:a xlink:type="simple" xlink:href="https://its.1c.ru/db/content/edtdoc/src/i220.html?_=1542292896#d0e2006" text:style-name="Internet_20_link" text:visited-style-name="Visited_20_Internet_20_Link"><text:span text:style-name="T1">Задачи</text:span></text:a></text:p>
        <text:p text:style-name="Text_20_body">‣ <text:a xlink:type="simple" xlink:href="https://its.1c.ru/db/content/edtdoc/src/i047.html?_=1542292896#i047" text:style-name="Internet_20_link" text:visited-style-name="Visited_20_Internet_20_Link"><text:span text:style-name="T1">Развитый редактор встроенного языка</text:span></text:a></text:p>
        <text:h text:style-name="P3" text:outline-level="4">Справочник</text:h>
        <text:p text:style-name="Text_20_body">‣ <text:a xlink:type="simple" xlink:href="https://its.1c.ru/db/content/edtdoc/src/i083.html?_=1542292896#d0e3246" text:style-name="Internet_20_link" text:visited-style-name="Visited_20_Internet_20_Link"><text:span text:style-name="T1">Панель </text:span></text:a><text:a xlink:type="simple" xlink:href="https://its.1c.ru/db/content/edtdoc/src/i083.html?_=1542292896#d0e3246" text:style-name="Internet_20_link" text:visited-style-name="Visited_20_Internet_20_Link"><text:span text:style-name="T2">Задач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4:52.126618361</dc:date>
    <meta:editing-duration>PT7H6M14S</meta:editing-duration>
    <meta:editing-cycles>12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5" meta:character-count="543" meta:non-whitespace-character-count="480"/>
  </office:meta>
</office:document-meta>
</file>